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1a1b41"/>
    </style:style>
    <style:style style:name="P6" style:family="paragraph" style:parent-style-name="Standard" style:list-style-name="L1">
      <style:text-properties officeooo:rsid="001ca5d2" officeooo:paragraph-rsid="001ca5d2"/>
    </style:style>
    <style:style style:name="P7" style:family="paragraph" style:parent-style-name="Standard" style:list-style-name="L1">
      <style:text-properties officeooo:rsid="001ecdb3" officeooo:paragraph-rsid="001ecdb3"/>
    </style:style>
    <style:style style:name="P8" style:family="paragraph" style:parent-style-name="Standard" style:list-style-name="L1">
      <style:text-properties officeooo:rsid="002071ee" officeooo:paragraph-rsid="002071ee"/>
    </style:style>
    <style:style style:name="P9" style:family="paragraph" style:parent-style-name="Standard" style:list-style-name="L1">
      <style:text-properties officeooo:rsid="00220266" officeooo:paragraph-rsid="00220266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officeooo:rsid="001a1b41"/>
    </style:style>
    <style:style style:name="T6" style:family="text">
      <style:text-properties officeooo:rsid="001aea05"/>
    </style:style>
    <style:style style:name="T7" style:family="text">
      <style:text-properties officeooo:rsid="0016bc07"/>
    </style:style>
    <style:style style:name="T8" style:family="text">
      <style:text-properties officeooo:rsid="002071ee"/>
    </style:style>
    <style:style style:name="T9" style:family="text">
      <style:text-properties fo:color="#808080" loext:opacity="100%" style:font-name="Droid Sans Mono" fo:font-size="10.5pt" fo:font-weight="normal" officeooo:rsid="0016bc07" fo:background-color="#1f1f1f" loext:char-shading-value="0"/>
    </style:style>
    <style:style style:name="T10" style:family="text">
      <style:text-properties officeooo:rsid="00220266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4058979941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4">controllers</text:p>
                </text:list-item>
                <text:list-item>
                  <text:p text:style-name="P4">models</text:p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</text:list-item>
                    <text:list-item>
                      <text:p text:style-name="P4">css</text:p>
                    </text:list-item>
                    <text:list-item>
                      <text:p text:style-name="P4">img</text:p>
                    </text:list-item>
                    <text:list-item>
                      <text:p text:style-name="P4">inc</text:p>
                      <text:list>
                        <text:list-item>
                          <text:p text:style-name="P8"><text:span text:style-name="T2">head.php</text:span> ➔ <text:span text:style-name="T10">head</text:span> para el index</text:p>
                        </text:list-item>
                        <text:list-item>
                          <text:p text:style-name="P9"><text:span text:style-name="T2">script.php</text:span> <text:span text:style-name="T8">➔ </text:span>carga los scripts de javascript.</text:p>
                        </text:list-item>
                      </text:list>
                    </text:list-item>
                    <text:list-item>
                      <text:p text:style-name="P4">js</text:p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5">config ➔ <text:span text:style-name="T6">(</text:span><text:span text:style-name="T5">Archivos de configuración de la aplicación</text:span><text:span text:style-name="T6">)</text:span></text:p>
              <text:list>
                <text:list-item>
                  <text:p text:style-name="P6"><text:span text:style-name="T2">app.php</text:span> <text:span text:style-name="T7">➔ </text:span>(Dirección del servidor, nombre de la aplicación, nombre de la sesión, fecha, hora)</text:p>
                </text:list-item>
                <text:list-item>
                  <text:p text:style-name="P6"><text:span text:style-name="T2">server.php</text:span> <text:span text:style-name="T7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5">docs ➔ <text:span text:style-name="T6">(</text:span><text:span text:style-name="T5">Estructura de directorios, Diagramas Entidad-Relación, Temporalización, etc.</text:span><text:span text:style-name="T6">)</text:span></text:p>
            </text:list-item>
            <text:list-item>
              <text:p text:style-name="P3"><text:span text:style-name="T3">.htaccess </text:span><text:span text:style-name="T4"><text:s/></text:span>➔ <text:span text:style-name="T6">(</text:span>Configuración rutas del servidor<text:span text:style-name="T6">)</text:span></text:p>
            </text:list-item>
            <text:list-item>
              <text:p text:style-name="P7"><text:span text:style-name="T2">autoload.php</text:span> <text:span text:style-name="T7">➔ </text:span>(carga los archivos de clase utilizando namespaces)</text:p>
            </text:list-item>
            <text:list-item>
              <text:p text:style-name="P7"><text:span text:style-name="T2">index.php</text:span> <text:span text:style-name="T7">➔ </text:span>(plantilla <text:span text:style-name="T10">base</text:span> de la aplicación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06T12:13:36.819340391</dc:date>
    <meta:editing-duration>PT1H25M29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23" meta:word-count="134" meta:character-count="726" meta:non-whitespace-character-count="635"/>
  </office:meta>
</office:document-meta>
</file>